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justify" style:justify-single-word="false" fo:orphans="0" fo:widows="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master-page-name="Standard">
      <style:paragraph-properties fo:margin-top="0in" fo:margin-bottom="0in" loext:contextual-spacing="false" fo:line-height="100%" fo:text-align="justify" style:justify-single-word="false" fo:orphans="0" fo:widows="0" style:page-number="1"/>
    </style:style>
    <style:style style:name="P5"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 ile w artykule obok dyskutujemy głównie o dość drobnych kwestiach – skakanie po programie, projektowanie „flow” rozgrywki, czy wyświetlanie obrazków w interesujący sposób – o tyle tutaj zajmiemy się narzędziem, które umożliwi nam znaczące rozbudowanie naszej gry o… w sumie to o wszystko, o czym sobie zamarzymy – o ile starczy nam wiedzy i zaparcia, by to zaprogramować.</text:p>
      <text:p text:style-name="P2"/>
      <text:p text:style-name="P2">Gry z gatunku visual novel często mają jakieś dodatkowe cechy, które pozwalają na rozwinięcie gameplayu – w „Magical Diary” co pewien czas mamy do czynienia z egzaminami, które przypominają stare, labiryntowe RPG z perspektywy pierwszej osoby (choć bardzo, bardzo uproszczone), w „Sunriderze” mamy bitwy kosmiczne, w „Long Live the Queen” musimy wybierać plan dnia naszej postaci etc. Zrobienie czegoś takiego przy użyciu już znanych przez nas środków może być bardzo trudne, niemożliwe, albo po prostu efekt będzie nieestetyczny i nadmiernie rozdęty w kodzie. Na szczęście na pomoc przybywają nam… Python oraz Screen Language!</text:p>
      <text:p text:style-name="P2"/>
      <text:p text:style-name="P2">Python:</text:p>
      <text:p text:style-name="P2">Możliwość deklarowania własnych klas oraz metod ułatwi nam projektowanie gry oraz zwiększy nasze możliwości. W tym przykładzie stworzymy prostą klasę „Magic”, która będzie miała tylko dwa pola – „aktywną magię” i „maksymalną magię” oraz dwie metody.</text:p>
      <text:p text:style-name="P2"/>
      <text:p text:style-name="P2"><draw:rect text:anchor-type="as-char" style:rel-width="100%" draw:z-index="0" draw:style-name="gr1" draw:text-style-name="P5" svg:width="0.0012in" svg:height="0.0213in"><text:p/></draw:rect></text:p>
      <text:p text:style-name="P2"/>
      <text:p text:style-name="P2">init -4 python:</text:p>
      <text:p text:style-name="P2"><text:s text:c="4"/>class Magic:</text:p>
      <text:p text:style-name="P2"/>
      <text:p text:style-name="P2"><text:s text:c="8"/>def __init__(self, max, active):</text:p>
      <text:p text:style-name="P2"><text:s text:c="12"/>self.max = max</text:p>
      <text:p text:style-name="P2"><text:s text:c="12"/>if active &gt; max:</text:p>
      <text:p text:style-name="P2"><text:s text:c="16"/>self.active = max</text:p>
      <text:p text:style-name="P2"><text:s text:c="12"/>else:</text:p>
      <text:p text:style-name="P2"><text:s text:c="16"/>self.active = active</text:p>
      <text:p text:style-name="P2"/>
      <text:p text:style-name="P2"><text:s text:c="8"/>def addMagic(self, value):</text:p>
      <text:p text:style-name="P2"><text:s text:c="12"/>if (self.active+value) &gt;= self.max:</text:p>
      <text:p text:style-name="P2"><text:s text:c="16"/>self.active = self.max</text:p>
      <text:p text:style-name="P2"><text:s text:c="12"/>else:</text:p>
      <text:p text:style-name="P2"><text:s text:c="16"/>self.active = self.active + value</text:p>
      <text:p text:style-name="P2"/>
      <text:p text:style-name="P2"><text:soft-page-break/><draw:rect text:anchor-type="as-char" style:rel-width="100%" draw:z-index="1" draw:style-name="gr1" draw:text-style-name="P5" svg:width="0.0012in" svg:height="0.0213in"><text:p/></draw:rect></text:p>
      <text:p text:style-name="P2"/>
      <text:p text:style-name="P2">init -4 python oznacza, że wszystko w bloku poniżej jest pisane w pythonie. -4 oznacza kolejność implementowania przy tworzeniu gry – tym ważniejszy moduł tym wartość powinna być niższa (dla przykładu, jeśli stworzymy inną klasę, która będzie korzystała z klasy Magic, ale jej wartość init Python będzie niższa, to nie będzie w stanie jej wykryć – przez co dojdzie do błędu).</text:p>
      <text:p text:style-name="P2"/>
      <text:p text:style-name="P2">W def __init__(self, max, active) mamy tak zwany konstruktor – ustalony sposób tworzenia obiektów danej klasy. W tym wypadku konstruktor przyjmuje dwie zmienne, max i active, po czym wpisuje je w odpowiednie pola w danej klasie. Nie musimy tych pól przedtem deklarować – Python robi to za nas. Z kolei parametr „self” oznacza tylko tyle, że dana metoda może operować na obiekcie, na którym ją wywołano. Może brzmi to skomplikowanie, ale zaraz wszystko się powinno rozjaśnić.</text:p>
      <text:p text:style-name="P2"/>
      <text:p text:style-name="P2">Poniżej definiujemy metodę „addMagic”, która znowu przyjmuje parametr „self” oraz wartość „value” – czyli ile chcemy dodać aktywnych punktów magii.</text:p>
      <text:p text:style-name="P2">Obie metody łączy to, że program upewnia się, byśmy nie przekroczyli liczby maksymalnych punktów magii.</text:p>
      <text:p text:style-name="P2"/>
      <text:p text:style-name="P2">Dla przykładu możemy teraz w kodzie wywołać takie coś – „$magic = Magic(10,20)”. Tworzy nam to obiekt klasy Magic, o nazwie magic. Jak widać, przypisujemy większą wartość magii aktywnej niż maksymalnej – ale dzięki odpowiedniej budowie konstruktora wartość pola active i tak wyniesie 10, więc nie ma powodu do obaw. Jeśli chcemy wywołać metodę „addMagic”, to używamy „$magic.addMagic(5)”, a jeśli chcemy wyciągnąć wartość któregoś z pól, to po prostu podajemy jego wartość po kropce – np. „magic.active”.</text:p>
      <text:p text:style-name="P2"/>
      <text:p text:style-name="P2">Na razie to niewiele, ale niedługo się nam przyda.</text:p>
      <text:p text:style-name="P2"/>
      <text:p text:style-name="P2">Screen language:</text:p>
      <text:p text:style-name="P2">Gdy odpalamy grę, naszym oczom ukazuje się scena. Te dostarczone przez twórców są dość proste – ot, tło, postać, okienko na tekst, czasem jakieś menu… na szczęście możemy samodzielnie dodać kilka elementów, po czym je wywoływać w grze przy użyciu show oraz call (odnośnie tego drugiego polecam zajrzeć do drugiego artykułu o Ren’py w tym numerze, który nieco przybliża ten temat).</text:p>
      <text:p text:style-name="P2"/>
      <text:p text:style-name="P2">Dzięki zastosowaniu osobnego języka – Screen Language – możemy deklarować swoje własne sceny, rozbudowywać je oraz wywoływać.</text:p>
      <text:p text:style-name="P2"/>
      <text:p text:style-name="P2">Zaprezentowany przykład będzie dość prosty – ot, wyświetlanie na ekranie liczby punktów magii, jaką ma nasza postać. Następnie omówimy, jak działa kod.</text:p>
      <text:p text:style-name="P2"/>
      <text:p text:style-name="P2"/>
      <text:p text:style-name="P2"><draw:rect text:anchor-type="as-char" style:rel-width="100%" draw:z-index="2" draw:style-name="gr1" draw:text-style-name="P5" svg:width="0.0012in" svg:height="0.0213in"><text:p/></draw:rect></text:p>
      <text:p text:style-name="P2"/>
      <text:p text:style-name="P2">screen magic_screen(magic):</text:p>
      <text:p text:style-name="P2"><text:s text:c="8"/>frame:</text:p>
      <text:p text:style-name="P2"><text:s text:c="12"/>hbox xalign 0.0 yalign 0.0 spacing 3:</text:p>
      <text:p text:style-name="P2"><text:soft-page-break/><text:s text:c="16"/>$ alignValue = 0.0</text:p>
      <text:p text:style-name="P2"><text:s text:c="16"/>for i in range(0,magic.active):</text:p>
      <text:p text:style-name="P2"><text:s text:c="20"/>add "activeMana.png" xalign 0.0 yalign alignValue</text:p>
      <text:p text:style-name="P2"><text:s text:c="20"/>$ alignValue = alignValue + 0.1</text:p>
      <text:p text:style-name="P2"><text:s text:c="16"/>for i in range(0,magic.max-magic.active):</text:p>
      <text:p text:style-name="P2"><text:s text:c="20"/>add "depletedMana.png" xalign 0.0 yalign alignValue</text:p>
      <text:p text:style-name="P2"><text:s text:c="20"/>$ alignValue = alignValue + 0.1</text:p>
      <text:p text:style-name="P2"/>
      <text:p text:style-name="P2"><draw:rect text:anchor-type="as-char" style:rel-width="100%" draw:z-index="3" draw:style-name="gr1" draw:text-style-name="P5" svg:width="0.0012in" svg:height="0.0213in"><text:p/></draw:rect></text:p>
      <text:p text:style-name="P2"/>
      <text:p text:style-name="P2"/>
      <text:p text:style-name="P2">Zaczynamy od zadeklarowania naszego screenu i podanie argumentów, z jakimi ma być wywoływany. W tym wypadku jest to zmienna „magic”, będąca typu… no cóż… magic, omawianym poprzednio w tym artykule.</text:p>
      <text:p text:style-name="P2"/>
      <text:p text:style-name="P2">Następnie deklarujemy frame – jest to kontener z przeźroczystym tłem na elementy. W tym wypadku trzymamy w nim tylko i wyłącznie kolejny kontener – hbox („Box”, pudło, a z kolei „h” oznacza „horizontal”. Jest też vbox, gdzie „v” oznacza „vertical”). Gdybyśmy nie zadeklarowali najpierw elementu frame, nasze punkty magii byłyby pokazywane na tle samej gry – przez co mogłyby być mniej czytelne. Sam hbox jest umieszczony w lewym, górnym rogu ekranu (xalign i yalign).</text:p>
      <text:p text:style-name="P2">Teraz mamy najciekawszy element. W hboxie mamy zadeklarowaną zmienną „alignValue”, której użyjemy przy rozmieszczaniu ikonek oznaczających manę. Najpierw umieszczamy ikonki oznaczające aktywną magię, a następnie – te oznaczające zużytą.</text:p>
      <text:p text:style-name="P2">Dzięki temu po użyciu w grze komendy „show screen magic_screen(magic)” pokaże nam się gustowny wskaźnik magii. Co więcej, jeśli będziemy zmieniać wartość pól w obiekcie „magic”, to nasz wskaźnik będzie się automatycznie odświeżał!</text:p>
      <text:p text:style-name="P2"/>
      <text:p text:style-name="P2">Na tym możliwości Screen Language i Pythona się nie kończą. W screenach możemy deklarować wiele obiektów – przyciski, pola na dane wpisywane przez gracza (np. umożliwiające podanie imienia), obrazki, suwaki etc. Do tego nie musimy koniecznie wywoływać tego przy użyciu „show” – możemy zrobić to za pomocą „call”, dzięki czemu nasz screen zajmie cały ekran gry, aż do momentu, gdy gdzieś wywołamy Return(True).</text:p>
      <text:p text:style-name="P2"/>
      <text:p text:style-name="P2">Dla przykładu możemy stworzyć takie coś:</text:p>
      <text:p text:style-name="P2"/>
      <text:p text:style-name="P2"><draw:rect text:anchor-type="as-char" style:rel-width="100%" draw:z-index="4" draw:style-name="gr1" draw:text-style-name="P5" svg:width="0.0012in" svg:height="0.0213in"><text:p/></draw:rect></text:p>
      <text:p text:style-name="P2"/>
      <text:p text:style-name="P2">screen spells_screen(magic, text_size=60):</text:p>
      <text:p text:style-name="P2"><text:s text:c="4"/>frame:</text:p>
      <text:p text:style-name="P2"><text:s text:c="8"/>xalign 0.5</text:p>
      <text:p text:style-name="P2"><text:soft-page-break/><text:s text:c="8"/>yalign 0.5</text:p>
      <text:p text:style-name="P2"><text:s text:c="12"/>textbutton "DESTROY EVERYTHING":</text:p>
      <text:p text:style-name="P2"><text:s text:c="16"/>text_size text_size</text:p>
      <text:p text:style-name="P2"><text:s text:c="20"/>action(</text:p>
      <text:p text:style-name="P2"><text:s text:c="20"/>SetField(magic, "active", magic.active-5),</text:p>
      <text:p text:style-name="P2"><text:s text:c="20"/>SetVariable("destroyEverything", "true").</text:p>
      <text:p text:style-name="P2"><text:s text:c="20"/>Return(True)</text:p>
      <text:p text:style-name="P2"><text:s text:c="20"/>)</text:p>
      <text:p text:style-name="P2"/>
      <text:p text:style-name="P2"><draw:rect text:anchor-type="as-char" style:rel-width="100%" draw:z-index="5" draw:style-name="gr1" draw:text-style-name="P5" svg:width="0.0012in" svg:height="0.0213in"><text:p/></draw:rect></text:p>
      <text:p text:style-name="P2"/>
      <text:p text:style-name="P2">To wyświetli nam na środku przycisk tekstowy („textbutton”), którego naciśnięcie zwróci „True” i zmniejszy wartość magii. Poza tym nie zrobi niczego ciekawego – ale za to gracz będzie mógł własnoręcznie nacisnąć ładny guzik, który wywoła trzy różne <text:tab/>akcje! W tym wypadku – zmniejszy wartość pola „active” w zmiennej „magic” o 5, ustawi wartość zmiennej „destroyEverything” na „true” i zamknie ekran. Teraz wystarczy tylko wklepać w grze komendę „call screen spells_screen(magic)”, by gracz mógł zaspokoić swojego wewnętrznego sadystę.</text:p>
      <text:p text:style-name="P2"/>
      <text:p text:style-name="P2">Podsumowanie:</text:p>
      <text:p text:style-name="P2">Oczywiście, to jest zaledwie wierzchołek góry lodowej. Dla zainteresowanych polecam skorzystanie z dokumentacji Ren’Py – pod hasłem „Screens and Screen Language” oraz „Screen Actions, Values, and Functions” – oraz naukę Pythona. Możliwość mieszania tych dwóch rzeczy może dokonać o wiele większych rzeczy niż tylko wyświetlić kilka ikonek albo pokazać pojedynczy przycisk…</text:p>
      <text:p text:style-name="P2">Na tym cykl Ren’py się kończy. Obecnie nie ma planów dalszego kontynuowania serii o tym konkretnym narzędziu – ale to nie oznacza, że w przyszłych numerach nie pojawi się więcej artykułów o tytule „Zrób własne przygody kucyków”… przy użyciu innych narzędzi, co najmniej równie interesujących jak Ren’py.</text:p>
      <text:p text:style-name="P2">W razie wątpliwości, problemów, pytań – zapraszam do zadawania pytań na MLPPolska lub w komentarzach!</text:p>
      <text:p text:style-name="P2"/>
      <text:p text:style-name="P3"><text:a xlink:type="simple" xlink:href="https://gonintendo.com/system/file_uploads/uploads/000/014/778/original/logo512.png" text:style-name="ListLabel_20_1" text:visited-style-name="ListLabel_20_1"><text:span text:style-name="T1">https://gonintendo.com/system/file_uploads/uploads/000/014/778/original/logo512.png</text:span></text:a> – top taki jak w poprzednich trzech artykułach</text:p>
      <text:p text:style-name="P1"/>
      <text:p text:style-name="P1"><text:a xlink:type="simple" xlink:href="https://imgur.com/a/NgkRugw" text:style-name="ListLabel_20_1" text:visited-style-name="ListLabel_20_1"><text:span text:style-name="T1">https://imgur.com/a/NgkRugw</text:span></text:a> - screeny (tylko jak umieścić to w odwrotnej kolejno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7" meta:word-count="1070" meta:character-count="7933" meta:non-whitespace-character-count="6453"/>
    <meta:generator>LibreOfficeDev/6.0.5.2$Linux_X86_64 LibreOffice_project/</meta:generator>
  </office:meta>
</office:document-meta>
</file>